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paragraph-rsid="00214c90"/>
    </style:style>
    <style:style style:name="P4" style:family="paragraph" style:parent-style-name="Table_20_Contents">
      <style:text-properties officeooo:paragraph-rsid="001fb3ab"/>
    </style:style>
    <style:style style:name="P5" style:family="paragraph" style:parent-style-name="Table_20_Contents">
      <style:text-properties officeooo:rsid="001fb3ab"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margin-left="1.251cm" fo:margin-right="0cm" fo:text-indent="0cm" style:auto-text-indent="false"/>
    </style:style>
    <style:style style:name="P10" style:family="paragraph" style:parent-style-name="Standard" style:list-style-name="L3">
      <style:text-properties officeooo:paragraph-rsid="001efd2f"/>
    </style:style>
    <style:style style:name="P11" style:family="paragraph" style:parent-style-name="Standard" style:list-style-name="L3">
      <style:text-properties officeooo:rsid="001efd2f" officeooo:paragraph-rsid="001efd2f"/>
    </style:style>
    <style:style style:name="P12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3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2493a0" style:font-size-asian="12pt" style:font-size-complex="12pt"/>
    </style:style>
    <style:style style:name="P15" style:family="paragraph" style:parent-style-name="Table_20_Contents">
      <style:text-properties officeooo:rsid="002493a0" officeooo:paragraph-rsid="002493a0"/>
    </style:style>
    <style:style style:name="P16" style:family="paragraph" style:parent-style-name="Table_20_Contents" style:list-style-name="L1">
      <style:text-properties officeooo:paragraph-rsid="001efd2f"/>
    </style:style>
    <style:style style:name="P17" style:family="paragraph" style:parent-style-name="Table_20_Contents" style:list-style-name="L1">
      <style:text-properties officeooo:rsid="001efd2f" officeooo:paragraph-rsid="001efd2f"/>
    </style:style>
    <style:style style:name="P18" style:family="paragraph" style:parent-style-name="Table_20_Contents" style:list-style-name="L1">
      <style:text-properties officeooo:rsid="001fb3ab" officeooo:paragraph-rsid="001fb3ab"/>
    </style:style>
    <style:style style:name="P19" style:family="paragraph" style:parent-style-name="Table_20_Contents">
      <style:text-properties officeooo:rsid="0022f8a3" officeooo:paragraph-rsid="00264382"/>
    </style:style>
    <style:style style:name="P20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1fe81d"/>
    </style:style>
    <style:style style:name="T5" style:family="text">
      <style:text-properties officeooo:rsid="00213257"/>
    </style:style>
    <style:style style:name="T6" style:family="text">
      <style:text-properties officeooo:rsid="0023f18d"/>
    </style:style>
    <style:style style:name="T7" style:family="text">
      <style:text-properties officeooo:rsid="002493a0"/>
    </style:style>
    <style:style style:name="T8" style:family="text">
      <style:text-properties officeooo:rsid="00264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5">Ricerca avanzata del personale asilo da amministrator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9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Amministra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amministratore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3">L'amministratore</text:span><text:span text:style-name="T1"> a</text:span>ccede alla sezione per la <text:span text:style-name="T2">ricerca avanzata </text:span><text:span text:style-name="T8">del personale dell'asilo.</text:span></text:p>
            <text:p text:style-name="P6"/>
            <text:p text:style-name="P3">2. <text:span text:style-name="T3">L'amministratore</text:span><text:span text:style-name="T1"> <text:s/>i</text:span>nserisce, <text:span text:style-name="T2">anche parzialmente, un valore in uno o più dei campi del modulo:</text:span></text:p>
            <text:list xml:id="list40540635" text:style-name="L1">
              <text:list-item>
                <text:p text:style-name="P17">Nome </text:p>
              </text:list-item>
              <text:list-item>
                <text:p text:style-name="P17">Cognome </text:p>
              </text:list-item>
              <text:list-item>
                <text:p text:style-name="P16"><text:span text:style-name="T2">Codice Fiscale </text:span><text:span text:style-name="T3"><text:s/></text:span></text:p>
              </text:list-item>
              <text:list-item>
                <text:p text:style-name="P18">Comune del domicilio</text:p>
              </text:list-item>
              <text:list-item>
                <text:p text:style-name="P18">Via del domicilio</text:p>
              </text:list-item>
              <text:list-item>
                <text:p text:style-name="P18">e/o selezionare la categoria di <text:span text:style-name="T7">utente </text:span>dalla lista:</text:p>
              </text:list-item>
              <text:list-item>
                <text:p text:style-name="P12">Personale docente </text:p>
              </text:list-item>
            </text:list>
            <text:list xml:id="list40522936" text:style-name="L2">
              <text:list-item>
                <text:p text:style-name="P13">Personale tecnico-amministrativo di ruolo</text:p>
              </text:list-item>
              <text:list-item>
                <text:p text:style-name="P14">Altro tipo di personale</text:p>
              </text:list-item>
            </text:list>
            <text:list xml:id="list40529223" text:continue-list="list40540635" text:style-name="L1">
              <text:list-header>
                <text:p text:style-name="P20"/>
              </text:list-header>
            </text:list>
            <text:p text:style-name="P4"><text:span text:style-name="T3">3.L'amministratore</text:span><text:span text:style-name="T1"> s</text:span>ottomette al sistema il valore inserito.</text:p>
            <text:p text:style-name="P3"/>
            <text:p text:style-name="P9">4. Il sistema mostra i risultati della ricerca.</text:p>
            <text:p text:style-name="P9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33424" text:style-name="L3">
              <text:list-item>
                <text:p text:style-name="P10"><text:span text:style-name="T2">I parametri inseriti dall'</text:span><text:span text:style-name="T4">amministra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1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<text:span text:style-name="T4">amministratore</text:span> deve poter ricercare un <text:span text:style-name="T7">elemento del personale, iscritto</text:span> <text:span text:style-name="T6">a</text:span><text:span text:style-name="T5">l sistema, </text:span>in meno di <text:span text:style-name="T2">10</text:span> secondi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0</meta:editing-cycles>
    <meta:generator>LibreOffice/3.6$Windows_x86 LibreOffice_project/da8c1e6-fd468f4-454e206-f42a4a9-143cfd</meta:generator>
    <dc:date>2012-10-19T20:40:44.22</dc:date>
    <meta:document-statistic meta:table-count="1" meta:image-count="0" meta:object-count="0" meta:page-count="1" meta:paragraph-count="29" meta:word-count="182" meta:character-count="1230" meta:non-whitespace-character-count="1080"/>
  </office:meta>
</office:document-meta>
</file>